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72275"/>
    </style:style>
    <style:style style:name="P2" style:family="paragraph" style:parent-style-name="Heading_20_3">
      <style:text-properties officeooo:paragraph-rsid="00072275"/>
    </style:style>
    <style:style style:name="T1"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I<text:line-break/><text:line-break/>LA PAROLE, C’EST LE VERBE</text:h>
      <text:p text:style-name="P1"/>
      <text:p text:style-name="P1">Le vieillard redressa lentement la tête.</text:p>
      <text:p text:style-name="P1"/>
      <text:p text:style-name="P1">L’homme qui lui parlait avait environ trente ans.</text:p>
      <text:p text:style-name="P1"/>
      <text:p text:style-name="P1">Il avait sur le front le hâle de la mer ; ses yeux étaient étranges ; c’était le regard sagace du matelot dans la prunelle candide du paysan. Il tenait puissamment les rames dans ses deux poings. Il avait l’air doux.</text:p>
      <text:p text:style-name="P1"/>
      <text:p text:style-name="P1">On voyait à sa ceinture un poignard, deux pistolets et un rosaire.</text:p>
      <text:p text:style-name="P1"/>
      <text:p text:style-name="P1">–<text:span text:style-name="T1"> </text:span>Qui êtes-vous ? dit le vieillard.</text:p>
      <text:p text:style-name="P1"/>
      <text:p text:style-name="P1">–<text:span text:style-name="T1"> </text:span>Je viens de vous le dire.</text:p>
      <text:p text:style-name="P1"/>
      <text:p text:style-name="P1">–<text:span text:style-name="T1"> </text:span>Qu’est-ce que vous me voulez ?</text:p>
      <text:p text:style-name="P1"/>
      <text:p text:style-name="P1">L’homme quitta les avirons, croisa les bras et répondit :</text:p>
      <text:p text:style-name="P1"/>
      <text:p text:style-name="P1">–<text:span text:style-name="T1"> </text:span>Vous tuer.</text:p>
      <text:p text:style-name="P1"/>
      <text:p text:style-name="P1">–<text:span text:style-name="T1"> </text:span>Comme vous voudrez, dit le vieillard.</text:p>
      <text:p text:style-name="P1"/>
      <text:p text:style-name="P1">L’homme haussa la voix.</text:p>
      <text:p text:style-name="P1"/>
      <text:p text:style-name="P1">–<text:span text:style-name="T1"> </text:span>Préparez-vous.</text:p>
      <text:p text:style-name="P1"/>
      <text:p text:style-name="P1">–<text:span text:style-name="T1"> </text:span>À quoi ?</text:p>
      <text:p text:style-name="P1"/>
      <text:p text:style-name="P1">–<text:span text:style-name="T1"> </text:span>À mourir.</text:p>
      <text:p text:style-name="P1"/>
      <text:p text:style-name="P1">–<text:span text:style-name="T1"> </text:span>Pourquoi ? demanda le vieillard.</text:p>
      <text:p text:style-name="P1"/>
      <text:p text:style-name="P1">Il y eut un silence. L’homme sembla un moment comme interdit de la question. Il reprit :</text:p>
      <text:p text:style-name="P1"/>
      <text:p text:style-name="P1">–<text:span text:style-name="T1"> </text:span>Je dis que je veux vous tuer.</text:p>
      <text:p text:style-name="P1"/>
      <text:p text:style-name="P1">–<text:span text:style-name="T1"> </text:span>Et je vous demande pourquoi ?</text:p>
      <text:p text:style-name="P1"/>
      <text:p text:style-name="P1">Un éclair passa dans les yeux du matelot.</text:p>
      <text:p text:style-name="P1"/>
      <text:p text:style-name="P1">–<text:span text:style-name="T1"> </text:span>Parce que vous avez tué mon frère.</text:p>
      <text:p text:style-name="P1"><text:soft-page-break/></text:p>
      <text:p text:style-name="P1">Le vieillard repartit avec calme :</text:p>
      <text:p text:style-name="P1"/>
      <text:p text:style-name="P1">–<text:span text:style-name="T1"> </text:span>J’ai commencé par lui sauver la vie.</text:p>
      <text:p text:style-name="P1"/>
      <text:p text:style-name="P1">–<text:span text:style-name="T1"> </text:span>C’est vrai. Vous l’avez sauvé d’abord et tué ensuite.</text:p>
      <text:p text:style-name="P1"/>
      <text:p text:style-name="P1">–<text:span text:style-name="T1"> </text:span>Ce n’est pas moi qui l’ai tué.</text:p>
      <text:p text:style-name="P1"/>
      <text:p text:style-name="P1">–<text:span text:style-name="T1"> </text:span>Qui donc l’a tué ?</text:p>
      <text:p text:style-name="P1"/>
      <text:p text:style-name="P1">–<text:span text:style-name="T1"> </text:span>Sa faute.</text:p>
      <text:p text:style-name="P1"/>
      <text:p text:style-name="P1">Le matelot, béant, regarda le vieillard ; puis ses sourcils reprirent leur froncement farouche.</text:p>
      <text:p text:style-name="P1"/>
      <text:p text:style-name="P1">–<text:span text:style-name="T1"> </text:span>Comment vous appelez-vous ? dit le vieillard.</text:p>
      <text:p text:style-name="P1"/>
      <text:p text:style-name="P1">–<text:span text:style-name="T1"> </text:span>Je m’appelle Halmalo, mais vous n’avez pas besoin de savoir mon nom pour être tué par moi.</text:p>
      <text:p text:style-name="P1"/>
      <text:p text:style-name="P1">En ce moment le soleil se leva. Un rayon frappa le matelot en plein visage et éclaira vivement cette figure sauvage. Le vieillard le considérait attentivement.</text:p>
      <text:p text:style-name="P1"/>
      <text:p text:style-name="P1">La canonnade, qui se prolongeait toujours, avait maintenant des interruptions et des saccades d’agonie. Une vaste fumée s’affaissait sur l’horizon. Le canot, que ne maniait plus le rameur, allait à la dérive.</text:p>
      <text:p text:style-name="P1"/>
      <text:p text:style-name="P1">Le matelot saisit de sa main droite un des pistolets de sa ceinture et de sa main gauche son chapelet.</text:p>
      <text:p text:style-name="P1"/>
      <text:p text:style-name="P1">Le vieillard se dressa debout :</text:p>
      <text:p text:style-name="P1"/>
      <text:p text:style-name="P1">–<text:span text:style-name="T1"> </text:span>Tu crois en Dieu ? dit-il.</text:p>
      <text:p text:style-name="P1"/>
      <text:p text:style-name="P1">–<text:span text:style-name="T1"> </text:span>Notre Père qui est au ciel, répondit le matelot.</text:p>
      <text:p text:style-name="P1"/>
      <text:p text:style-name="P1">Et il fit le signe de la croix.</text:p>
      <text:p text:style-name="P1"/>
      <text:p text:style-name="P1">–<text:span text:style-name="T1"> </text:span>As-tu ta mère ?</text:p>
      <text:p text:style-name="P1"/>
      <text:p text:style-name="P1">–<text:span text:style-name="T1"> </text:span>Oui.</text:p>
      <text:p text:style-name="P1"/>
      <text:p text:style-name="P1">Il fit un deuxième signe de croix. Puis il reprit :</text:p>
      <text:p text:style-name="P1"/>
      <text:p text:style-name="P1">–<text:span text:style-name="T1"> </text:span>C’est dit. Je vous donne une minute, monseigneur.</text:p>
      <text:p text:style-name="P1"/>
      <text:p text:style-name="P1">Et il arma le pistolet.</text:p>
      <text:p text:style-name="P1"/>
      <text:p text:style-name="P1">–<text:span text:style-name="T1"> </text:span>Pourquoi m’appelles-tu monseigneur ?</text:p>
      <text:p text:style-name="P1"/>
      <text:p text:style-name="P1">–<text:span text:style-name="T1"> </text:span>Parce que vous êtes un seigneur. Cela se voit.</text:p>
      <text:p text:style-name="P1"/>
      <text:p text:style-name="P1">–<text:span text:style-name="T1"> </text:span>As-tu un seigneur, toi ?</text:p>
      <text:p text:style-name="P1"/>
      <text:p text:style-name="P1"><text:soft-page-break/>–<text:span text:style-name="T1"> </text:span>Oui, et un grand. Est-ce qu’on vit sans seigneur ?</text:p>
      <text:p text:style-name="P1"/>
      <text:p text:style-name="P1">–<text:span text:style-name="T1"> </text:span>Où est-il ?</text:p>
      <text:p text:style-name="P1"/>
      <text:p text:style-name="P1">–<text:span text:style-name="T1"> </text:span>Je ne sais pas. Il a quitté le pays. Il s’appelle monsieur le marquis de Lantenac, vicomte de Fontenay, prince en Bretagne ; il est le seigneur des Sept-Forêts. Je ne l’ai jamais vu, ce qui ne l’empêche pas d’être mon maître.</text:p>
      <text:p text:style-name="P1"/>
      <text:p text:style-name="P1">–<text:span text:style-name="T1"> </text:span>Et si tu le voyais, lui obéirais-tu ?</text:p>
      <text:p text:style-name="P1"/>
      <text:p text:style-name="P1">–<text:span text:style-name="T1"> </text:span>Certes. Je serais donc un païen, si je ne lui obéissais pas ! on doit obéissance à Dieu, et puis au roi qui est comme Dieu, et puis au seigneur qui est comme le roi. Mais ce n’est pas tout ça, vous avez tué mon frère, il faut que je vous tue.</text:p>
      <text:p text:style-name="P1"/>
      <text:p text:style-name="P1">Le vieillard répondit :</text:p>
      <text:p text:style-name="P1"/>
      <text:p text:style-name="P1">–<text:span text:style-name="T1"> </text:span>D’abord, j’ai tué ton frère, j’ai bien fait.</text:p>
      <text:p text:style-name="P1"/>
      <text:p text:style-name="P1">Le matelot crispa son poing sur son pistolet.</text:p>
      <text:p text:style-name="P1"/>
      <text:p text:style-name="P1">–<text:span text:style-name="T1"> </text:span>Allons, dit-il.</text:p>
      <text:p text:style-name="P1"/>
      <text:p text:style-name="P1">–<text:span text:style-name="T1"> </text:span>Soit, dit le vieillard.</text:p>
      <text:p text:style-name="P1"/>
      <text:p text:style-name="P1">Et, tranquille, il ajouta :</text:p>
      <text:p text:style-name="P1"/>
      <text:p text:style-name="P1">–<text:span text:style-name="T1"> </text:span>Où est le prêtre ?</text:p>
      <text:p text:style-name="P1"/>
      <text:p text:style-name="P1">Le matelot le regarda.</text:p>
      <text:p text:style-name="P1"/>
      <text:p text:style-name="P1">–<text:span text:style-name="T1"> </text:span>Le prêtre ?</text:p>
      <text:p text:style-name="P1"/>
      <text:p text:style-name="P1">–<text:span text:style-name="T1"> </text:span>Oui, le prêtre. J’ai donné un prêtre à ton frère, tu me dois un prêtre.</text:p>
      <text:p text:style-name="P1"/>
      <text:p text:style-name="P1">–<text:span text:style-name="T1"> </text:span>Je n’en ai pas, dit le matelot.</text:p>
      <text:p text:style-name="P1"/>
      <text:p text:style-name="P1">Et il continua :</text:p>
      <text:p text:style-name="P1"/>
      <text:p text:style-name="P1">–<text:span text:style-name="T1"> </text:span>Est-ce qu’on a des prêtres en pleine mer ?</text:p>
      <text:p text:style-name="P1"/>
      <text:p text:style-name="P1">On entendait les détonations convulsives du combat de plus en plus lointain.</text:p>
      <text:p text:style-name="P1"/>
      <text:p text:style-name="P1">–<text:span text:style-name="T1"> </text:span>Ceux qui meurent là-bas ont le leur, dit le vieillard.</text:p>
      <text:p text:style-name="P1"/>
      <text:p text:style-name="P1">–<text:span text:style-name="T1"> </text:span>C’est vrai, murmura le matelot. Ils ont monsieur l’aumônier.</text:p>
      <text:p text:style-name="P1"/>
      <text:p text:style-name="P1">Le vieillard poursuivit :</text:p>
      <text:p text:style-name="P1"/>
      <text:p text:style-name="P1">–<text:span text:style-name="T1"> </text:span>Tu perds mon âme, ce qui est grave.</text:p>
      <text:p text:style-name="P1"/>
      <text:p text:style-name="P1">Le matelot baissa la tête, pensif.</text:p>
      <text:p text:style-name="P1"/>
      <text:p text:style-name="P1"><text:soft-page-break/>–<text:span text:style-name="T1"> </text:span>Et en perdant mon âme, reprit le vieillard, tu perds la tienne. Écoute. J’ai pitié de toi. Tu feras ce que tu voudras. Moi, j’ai fait mon devoir tout à l’heure, d’abord en sauvant la vie à ton frère et ensuite en la lui ôtant, et je fais mon devoir à présent en tâchant de sauver ton âme. Réfléchis. Cela te regarde. Entends-tu les coups de canon dans ce moment-ci ? Il y a là des hommes qui périssent, il y a là des désespérés qui agonisent, il y a là des maris qui ne reverront plus leurs femmes, des pères qui ne reverront plus leur enfant, des frères qui, comme toi, ne reverront plus leur frère. Et par la faute de qui ? par la faute de ton frère à toi. Tu crois en Dieu, n’est-ce pas ? Eh bien, tu sais que Dieu souffre en ce moment ; Dieu souffre dans son fils très-chrétien le roi de France qui est enfant comme l’enfant Jésus et qui est en prison dans la tour du Temple ; Dieu souffre dans son église de Bretagne ; Dieu souffre dans ses cathédrales insultées, dans ses évangiles déchirés, dans ses maisons de prière violées ; Dieu souffre dans ses prêtres assassinés. Qu’est-ce que nous venions faire, nous, dans ce navire qui périt en ce moment ? Nous venions secourir Dieu. Si ton frère avait été un bon serviteur, s’il avait fidèlement fait son office d’homme sage et utile, le malheur de la caronade ne serait pas arrivé, la corvette n’eût pas été désemparée, elle n’eût pas manqué sa route, elle ne fût pas tombée dans cette flotte de perdition, et nous débarquerions à cette heure en France, tous, en vaillants hommes de guerre et de mer que nous sommes, sabre au poing, drapeau blanc déployé, nombreux, contents, joyeux, et nous viendrions aider les braves paysans de Vendée à sauver la France, à sauver le roi, à sauver Dieu. Voilà ce que nous venions faire, voilà ce que nous ferions. Voilà ce que, moi, le seul qui reste, je viens faire. Mais tu t’y opposes. Dans cette lutte des impies contre les prêtres, dans cette lutte des régicides contre le roi, dans cette lutte de Satan contre Dieu, tu es pour Satan. Ton frère a été le premier auxiliaire du démon, tu es le second. Il a commencé, tu achèves. Tu es pour les régicides contre le trône, tu es pour les impies contre l’Église. Tu ôtes à Dieu sa dernière ressource. Parce que je ne serai point là, moi qui représente le roi, les hameaux vont continuer de brûler, les familles de pleurer, les prêtres de saigner, la Bretagne de souffrir, et le roi d’être en prison, et Jésus-Christ d’être en détresse. Et qui aura fait cela ? Toi. Va, c’est ton affaire. Je comptais sur toi pour tout le contraire. Je me suis trompé. Ah oui, c’est vrai, tu as raison, j’ai tué ton frère. Ton frère avait été courageux, je l’ai récompensé ; il avait été coupable, je l’ai puni. Il avait manqué à son devoir, je n’ai pas manqué au mien. Ce que j’ai fait, je le ferais encore. Et, je le jure par la grande sainte Anne d’Auray qui nous regarde, en pareil cas, de même que j’ai fait fusiller ton frère, je ferais fusiller mon fils. Maintenant, tu es le maître. Oui, je te plains. Tu as menti à ton capitaine. Toi, chrétien, tu es sans foi ; toi, Breton, tu es sans honneur ; j’ai été confié à ta loyauté et accepté par ta trahison ; tu donnes ma mort à ceux à qui tu as promis ma vie. Sais-tu qui tu perds ici ? C’est toi. Tu prends ma vie au roi et tu donnes ton éternité au démon. Va, commets ton crime, c’est bien. Tu fais bon marché de ta part de paradis. Grâce à toi, le diable vaincra, grâce à toi, les églises tomberont, grâce à toi, les païens continueront de fondre les cloches et d’en faire des canons ; on mitraillera les hommes avec ce qui sauvait les âmes. En ce moment où je parle, la cloche qui a sonné ton baptême tue peut-être ta mère. Va, aide le démon. Ne t’arrête pas. Oui, j’ai condamné ton frère, mais sache cela, je suis un instrument de Dieu. Ah ! tu juges les moyens de Dieu ! tu vas donc te mettre à juger la foudre qui est dans le ciel ? Malheureux, tu seras jugé par elle. Prends garde à ce que tu vas faire. Sais-tu seulement si je suis en état de grâce ? Non. Va tout de même. Fais ce que tu voudras. Tu es libre de me jeter en enfer et de t’y jeter avec moi. Nos deux damnations sont dans ta main. Le responsable devant Dieu, ce sera toi. Nous sommes seuls et face à face dans l’abîme. Continue, termine, achève. Je suis vieux et tu es jeune ; je suis sans armes et tu es armé ; tue-moi.</text:p>
      <text:p text:style-name="P1"/>
      <text:p text:style-name="P1">Pendant que le vieillard, debout, d’une voix plus haute que le bruit de la mer, disait ces paroles, les ondulations de la vague le faisaient apparaître tantôt dans l’ombre, tantôt dans la lumière ; le matelot était devenu livide ; de grosses gouttes de sueur lui tombaient du front ; il tremblait comme la feuille ; par moments il baisait son rosaire ; quand le vieillard eut fini, il jeta son pistolet et tomba à genoux.</text:p>
      <text:p text:style-name="P1"/>
      <text:p text:style-name="P1"><text:soft-page-break/>–<text:span text:style-name="T1"> </text:span>Grâce, monseigneur ! pardonnez-moi, cria-t-il ; vous parlez comme le bon Dieu. J’ai tort. Mon frère a eu tort. Je ferai tout pour réparer son crime. Disposez de moi. Ordonnez. J’obéirai.</text:p>
      <text:p text:style-name="P1"/>
      <text:p text:style-name="P1">–<text:span text:style-name="T1"> </text:span>Je te fais grâce, dit le vieillar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4:32.215000000</dc:date>
    <meta:editing-duration>PT1M11S</meta:editing-duration>
    <meta:editing-cycles>7</meta:editing-cycles>
    <dc:creator>Thibaut Izard</dc:creator>
    <meta:document-statistic meta:table-count="0" meta:image-count="0" meta:object-count="0" meta:page-count="5" meta:paragraph-count="73" meta:word-count="1593" meta:character-count="8500" meta:non-whitespace-character-count="6933"/>
  </office:meta>
</office:document-meta>
</file>